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0.385cm" fo:min-width="0.135cm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0.135cm"/>
      <style:paragraph-properties style:writing-mode="lr-tb"/>
    </style:style>
    <style:style style:name="gr3" style:family="graphic" style:parent-style-name="standard">
      <style:graphic-properties draw:fill="none" draw:fill-color="#cccccc" draw:textarea-horizontal-align="justify" draw:textarea-vertical-align="middle" draw:auto-grow-height="false" fo:min-height="0.385cm" fo:min-width="0.135cm"/>
      <style:paragraph-properties style:writing-mode="lr-tb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 fo:min-height="0.385cm" fo:min-width="0.1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cccccc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5.44cm" svg:y="2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04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4.24cm" svg:y="2.90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4.84cm" svg:y="2.90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3.64cm" svg:y="2.90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5.44cm" svg:y="3.905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04cm" svg:y="3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4.24cm" svg:y="3.90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4.84cm" svg:y="3.90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3.64cm" svg:y="3.90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5.44cm" svg:y="5.40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6.04cm" svg:y="5.40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4.24cm" svg:y="5.405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4.84cm" svg:y="5.40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3.64cm" svg:y="5.405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569cm" svg:height="0.962cm" svg:x="4.81cm" svg:y="4.41cm">
          <draw:text-box>
            <text:p>. . . 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ddddd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4-11-27T11:19:33.875014085</meta:creation-date>
    <dc:date>2024-11-27T17:39:36.101064516</dc:date>
    <meta:editing-duration>PT7M7S</meta:editing-duration>
    <meta:editing-cycles>1</meta:editing-cycles>
    <meta:document-statistic meta:object-count="16"/>
    <meta:generator>LibreOffice/7.1.3.2$MacOSX_X86_64 LibreOffice_project/47f78053abe362b9384784d31a6e56f8511eb1c1</meta:generator>
  </office:meta>
</office:document-meta>
</file>